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93682">
            <text:p>Beta-93682</text:p>
          </table:table-cell>
          <table:table-cell office:value-type="float" office:value="51.5">
            <text:p>51.5</text:p>
          </table:table-cell>
          <table:table-cell office:value-type="float" office:value="0.03">
            <text:p>0.03</text:p>
          </table:table-cell>
          <table:table-cell office:value-type="float" office:value="3700.0">
            <text:p>370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67">
            <text:p>-4.67</text:p>
          </table:table-cell>
          <table:table-cell office:value-type="float" office:value="0.24">
            <text:p>0.24</text:p>
          </table:table-cell>
          <table:table-cell office:value-type="float" office:value="0.24">
            <text:p>0.24</text:p>
          </table:table-cell>
          <table:table-cell office:value-type="string" office:value="WilkinsonEtal2000,ShennanEtal2018">
            <text:p>WilkinsonEtal2000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WK-11596">
            <text:p>WK-11596</text:p>
          </table:table-cell>
          <table:table-cell office:value-type="float" office:value="51.51">
            <text:p>51.51</text:p>
          </table:table-cell>
          <table:table-cell office:value-type="float" office:value="0.2">
            <text:p>0.2</text:p>
          </table:table-cell>
          <table:table-cell office:value-type="float" office:value="2352.0">
            <text:p>2352.0</text:p>
          </table:table-cell>
          <table:table-cell office:value-type="float" office:value="46.0">
            <text:p>46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14">
            <text:p>-3.14</text:p>
          </table:table-cell>
          <table:table-cell office:value-type="float" office:value="2.03">
            <text:p>2.03</text:p>
          </table:table-cell>
          <table:table-cell office:value-type="float" office:value="2.03">
            <text:p>2.03</text:p>
          </table:table-cell>
          <table:table-cell office:value-type="string" office:value="WallerGrant2012,ShennanEtal2018">
            <text:p>WallerGrant201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93681">
            <text:p>Beta-93681</text:p>
          </table:table-cell>
          <table:table-cell office:value-type="float" office:value="51.5">
            <text:p>51.5</text:p>
          </table:table-cell>
          <table:table-cell office:value-type="float" office:value="0.03">
            <text:p>0.03</text:p>
          </table:table-cell>
          <table:table-cell office:value-type="float" office:value="750.0">
            <text:p>75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98">
            <text:p>-2.98</text:p>
          </table:table-cell>
          <table:table-cell office:value-type="float" office:value="0.42">
            <text:p>0.42</text:p>
          </table:table-cell>
          <table:table-cell office:value-type="float" office:value="0.42">
            <text:p>0.42</text:p>
          </table:table-cell>
          <table:table-cell office:value-type="string" office:value="WilkinsonEtal2000,ShennanEtal2018">
            <text:p>WilkinsonEtal2000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93680">
            <text:p>Beta-93680</text:p>
          </table:table-cell>
          <table:table-cell office:value-type="float" office:value="51.5">
            <text:p>51.5</text:p>
          </table:table-cell>
          <table:table-cell office:value-type="float" office:value="0.03">
            <text:p>0.03</text:p>
          </table:table-cell>
          <table:table-cell office:value-type="float" office:value="5180.0">
            <text:p>518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79">
            <text:p>-3.79</text:p>
          </table:table-cell>
          <table:table-cell office:value-type="float" office:value="2.05">
            <text:p>2.05</text:p>
          </table:table-cell>
          <table:table-cell office:value-type="float" office:value="2.05">
            <text:p>2.05</text:p>
          </table:table-cell>
          <table:table-cell office:value-type="string" office:value="WilkinsonEtal2000,ShennanEtal2018">
            <text:p>WilkinsonEtal2000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93679">
            <text:p>Beta-93679</text:p>
          </table:table-cell>
          <table:table-cell office:value-type="float" office:value="51.5">
            <text:p>51.5</text:p>
          </table:table-cell>
          <table:table-cell office:value-type="float" office:value="0.03">
            <text:p>0.03</text:p>
          </table:table-cell>
          <table:table-cell office:value-type="float" office:value="3160.0">
            <text:p>316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92">
            <text:p>-3.92</text:p>
          </table:table-cell>
          <table:table-cell office:value-type="float" office:value="0.24">
            <text:p>0.24</text:p>
          </table:table-cell>
          <table:table-cell office:value-type="float" office:value="0.24">
            <text:p>0.24</text:p>
          </table:table-cell>
          <table:table-cell office:value-type="string" office:value="WilkinsonEtal2000,ShennanEtal2018">
            <text:p>WilkinsonEtal2000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93678">
            <text:p>Beta-93678</text:p>
          </table:table-cell>
          <table:table-cell office:value-type="float" office:value="51.5">
            <text:p>51.5</text:p>
          </table:table-cell>
          <table:table-cell office:value-type="float" office:value="0.03">
            <text:p>0.03</text:p>
          </table:table-cell>
          <table:table-cell office:value-type="float" office:value="10010.0">
            <text:p>10010.0</text:p>
          </table:table-cell>
          <table:table-cell office:value-type="float" office:value="70.0">
            <text:p>7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.92">
            <text:p>-4.92</text:p>
          </table:table-cell>
          <table:table-cell office:value-type="float" office:value="2.05">
            <text:p>2.05</text:p>
          </table:table-cell>
          <table:table-cell office:value-type="float" office:value="2.05">
            <text:p>2.05</text:p>
          </table:table-cell>
          <table:table-cell office:value-type="string" office:value="WilkinsonEtal2000,ShennanEtal2018">
            <text:p>WilkinsonEtal2000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93689">
            <text:p>Beta-93689</text:p>
          </table:table-cell>
          <table:table-cell office:value-type="float" office:value="51.5">
            <text:p>51.5</text:p>
          </table:table-cell>
          <table:table-cell office:value-type="float" office:value="0.03">
            <text:p>0.03</text:p>
          </table:table-cell>
          <table:table-cell office:value-type="float" office:value="5660.0">
            <text:p>566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5.78">
            <text:p>-5.78</text:p>
          </table:table-cell>
          <table:table-cell office:value-type="float" office:value="2.05">
            <text:p>2.05</text:p>
          </table:table-cell>
          <table:table-cell office:value-type="float" office:value="2.05">
            <text:p>2.05</text:p>
          </table:table-cell>
          <table:table-cell office:value-type="string" office:value="WilkinsonEtal2000,ShennanEtal2018">
            <text:p>WilkinsonEtal2000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93685">
            <text:p>Beta-93685</text:p>
          </table:table-cell>
          <table:table-cell office:value-type="float" office:value="51.5">
            <text:p>51.5</text:p>
          </table:table-cell>
          <table:table-cell office:value-type="float" office:value="0.03">
            <text:p>0.03</text:p>
          </table:table-cell>
          <table:table-cell office:value-type="float" office:value="3700.0">
            <text:p>370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33">
            <text:p>-4.33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WilkinsonEtal2000,ShennanEtal2018">
            <text:p>WilkinsonEtal2000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93684">
            <text:p>Beta-93684</text:p>
          </table:table-cell>
          <table:table-cell office:value-type="float" office:value="51.5">
            <text:p>51.5</text:p>
          </table:table-cell>
          <table:table-cell office:value-type="float" office:value="0.03">
            <text:p>0.03</text:p>
          </table:table-cell>
          <table:table-cell office:value-type="float" office:value="5430.0">
            <text:p>543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5.26">
            <text:p>-5.26</text:p>
          </table:table-cell>
          <table:table-cell office:value-type="float" office:value="2.05">
            <text:p>2.05</text:p>
          </table:table-cell>
          <table:table-cell office:value-type="float" office:value="2.05">
            <text:p>2.05</text:p>
          </table:table-cell>
          <table:table-cell office:value-type="string" office:value="WilkinsonEtal2000,ShennanEtal2018">
            <text:p>WilkinsonEtal2000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93688">
            <text:p>Beta-93688</text:p>
          </table:table-cell>
          <table:table-cell office:value-type="float" office:value="51.5">
            <text:p>51.5</text:p>
          </table:table-cell>
          <table:table-cell office:value-type="float" office:value="0.03">
            <text:p>0.03</text:p>
          </table:table-cell>
          <table:table-cell office:value-type="float" office:value="2630.0">
            <text:p>263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03">
            <text:p>-5.03</text:p>
          </table:table-cell>
          <table:table-cell office:value-type="float" office:value="0.24">
            <text:p>0.24</text:p>
          </table:table-cell>
          <table:table-cell office:value-type="float" office:value="0.24">
            <text:p>0.24</text:p>
          </table:table-cell>
          <table:table-cell office:value-type="string" office:value="WilkinsonEtal2000,ShennanEtal2018">
            <text:p>WilkinsonEtal2000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93687">
            <text:p>Beta-93687</text:p>
          </table:table-cell>
          <table:table-cell office:value-type="float" office:value="51.5">
            <text:p>51.5</text:p>
          </table:table-cell>
          <table:table-cell office:value-type="float" office:value="0.03">
            <text:p>0.03</text:p>
          </table:table-cell>
          <table:table-cell office:value-type="float" office:value="5120.0">
            <text:p>512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.63">
            <text:p>-4.63</text:p>
          </table:table-cell>
          <table:table-cell office:value-type="float" office:value="2.06">
            <text:p>2.06</text:p>
          </table:table-cell>
          <table:table-cell office:value-type="float" office:value="2.06">
            <text:p>2.06</text:p>
          </table:table-cell>
          <table:table-cell office:value-type="string" office:value="WilkinsonEtal2000,ShennanEtal2018">
            <text:p>WilkinsonEtal2000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93686">
            <text:p>Beta-93686</text:p>
          </table:table-cell>
          <table:table-cell office:value-type="float" office:value="51.5">
            <text:p>51.5</text:p>
          </table:table-cell>
          <table:table-cell office:value-type="float" office:value="0.03">
            <text:p>0.03</text:p>
          </table:table-cell>
          <table:table-cell office:value-type="float" office:value="4820.0">
            <text:p>482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.59">
            <text:p>-4.59</text:p>
          </table:table-cell>
          <table:table-cell office:value-type="float" office:value="2.05">
            <text:p>2.05</text:p>
          </table:table-cell>
          <table:table-cell office:value-type="float" office:value="2.05">
            <text:p>2.05</text:p>
          </table:table-cell>
          <table:table-cell office:value-type="string" office:value="WilkinsonEtal2000,ShennanEtal2018">
            <text:p>WilkinsonEtal2000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93677">
            <text:p>Beta-93677</text:p>
          </table:table-cell>
          <table:table-cell office:value-type="float" office:value="51.5">
            <text:p>51.5</text:p>
          </table:table-cell>
          <table:table-cell office:value-type="float" office:value="0.03">
            <text:p>0.03</text:p>
          </table:table-cell>
          <table:table-cell office:value-type="float" office:value="2430.0">
            <text:p>243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63">
            <text:p>-2.63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WilkinsonEtal2000,ShennanEtal2018">
            <text:p>WilkinsonEtal2000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93683">
            <text:p>Beta-93683</text:p>
          </table:table-cell>
          <table:table-cell office:value-type="float" office:value="51.5">
            <text:p>51.5</text:p>
          </table:table-cell>
          <table:table-cell office:value-type="float" office:value="0.03">
            <text:p>0.03</text:p>
          </table:table-cell>
          <table:table-cell office:value-type="float" office:value="4750.0">
            <text:p>475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.99">
            <text:p>-4.99</text:p>
          </table:table-cell>
          <table:table-cell office:value-type="float" office:value="2.06">
            <text:p>2.06</text:p>
          </table:table-cell>
          <table:table-cell office:value-type="float" office:value="2.06">
            <text:p>2.06</text:p>
          </table:table-cell>
          <table:table-cell office:value-type="string" office:value="WilkinsonEtal2000,ShennanEtal2018">
            <text:p>WilkinsonEtal2000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Q-1433">
            <text:p>Q-1433</text:p>
          </table:table-cell>
          <table:table-cell office:value-type="float" office:value="51.45">
            <text:p>51.45</text:p>
          </table:table-cell>
          <table:table-cell office:value-type="float" office:value="0.37">
            <text:p>0.37</text:p>
          </table:table-cell>
          <table:table-cell office:value-type="float" office:value="3020.0">
            <text:p>3020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9">
            <text:p>-4.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122929">
            <text:p>Beta-122929</text:p>
          </table:table-cell>
          <table:table-cell office:value-type="float" office:value="51.49">
            <text:p>51.49</text:p>
          </table:table-cell>
          <table:table-cell office:value-type="float" office:value="-0.13">
            <text:p>-0.13</text:p>
          </table:table-cell>
          <table:table-cell office:value-type="float" office:value="4300.0">
            <text:p>4300.0</text:p>
          </table:table-cell>
          <table:table-cell office:value-type="float" office:value="60.0">
            <text:p>6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4.72">
            <text:p>-4.72</text:p>
          </table:table-cell>
          <table:table-cell office:value-type="float" office:value="2.08">
            <text:p>2.08</text:p>
          </table:table-cell>
          <table:table-cell office:value-type="float" office:value="2.08">
            <text:p>2.08</text:p>
          </table:table-cell>
          <table:table-cell office:value-type="string" office:value="SidellEtal2000,ShennanEtal2018">
            <text:p>SidellEtal2000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127617">
            <text:p>Beta-127617</text:p>
          </table:table-cell>
          <table:table-cell office:value-type="float" office:value="51.49">
            <text:p>51.49</text:p>
          </table:table-cell>
          <table:table-cell office:value-type="float" office:value="-0.13">
            <text:p>-0.13</text:p>
          </table:table-cell>
          <table:table-cell office:value-type="float" office:value="3300.0">
            <text:p>3300.0</text:p>
          </table:table-cell>
          <table:table-cell office:value-type="float" office:value="70.0">
            <text:p>7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.83">
            <text:p>-2.83</text:p>
          </table:table-cell>
          <table:table-cell office:value-type="float" office:value="2.08">
            <text:p>2.08</text:p>
          </table:table-cell>
          <table:table-cell office:value-type="float" office:value="2.08">
            <text:p>2.08</text:p>
          </table:table-cell>
          <table:table-cell office:value-type="string" office:value="SidellEtal2000,ShennanEtal2018">
            <text:p>SidellEtal2000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127616">
            <text:p>Beta-127616</text:p>
          </table:table-cell>
          <table:table-cell office:value-type="float" office:value="51.49">
            <text:p>51.49</text:p>
          </table:table-cell>
          <table:table-cell office:value-type="float" office:value="-0.13">
            <text:p>-0.13</text:p>
          </table:table-cell>
          <table:table-cell office:value-type="float" office:value="3920.0">
            <text:p>3920.0</text:p>
          </table:table-cell>
          <table:table-cell office:value-type="float" office:value="40.0">
            <text:p>4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13">
            <text:p>-5.13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SidellEtal2000,ShennanEtal2018">
            <text:p>SidellEtal2000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122968">
            <text:p>Beta-122968</text:p>
          </table:table-cell>
          <table:table-cell office:value-type="float" office:value="51.5">
            <text:p>51.5</text:p>
          </table:table-cell>
          <table:table-cell office:value-type="float" office:value="-0.05">
            <text:p>-0.05</text:p>
          </table:table-cell>
          <table:table-cell office:value-type="float" office:value="3650.0">
            <text:p>365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8">
            <text:p>-3.8</text:p>
          </table:table-cell>
          <table:table-cell office:value-type="float" office:value="2.08">
            <text:p>2.08</text:p>
          </table:table-cell>
          <table:table-cell office:value-type="float" office:value="2.08">
            <text:p>2.08</text:p>
          </table:table-cell>
          <table:table-cell office:value-type="string" office:value="SidellEtal2000,ShennanEtal2018">
            <text:p>SidellEtal2000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122928">
            <text:p>Beta-122928</text:p>
          </table:table-cell>
          <table:table-cell office:value-type="float" office:value="51.5">
            <text:p>51.5</text:p>
          </table:table-cell>
          <table:table-cell office:value-type="float" office:value="-0.09">
            <text:p>-0.09</text:p>
          </table:table-cell>
          <table:table-cell office:value-type="float" office:value="3970.0">
            <text:p>397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.13">
            <text:p>-4.13</text:p>
          </table:table-cell>
          <table:table-cell office:value-type="float" office:value="2.14">
            <text:p>2.14</text:p>
          </table:table-cell>
          <table:table-cell office:value-type="float" office:value="2.14">
            <text:p>2.14</text:p>
          </table:table-cell>
          <table:table-cell office:value-type="string" office:value="SidellEtal2000,ShennanEtal2018">
            <text:p>SidellEtal2000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120960">
            <text:p>Beta-120960</text:p>
          </table:table-cell>
          <table:table-cell office:value-type="float" office:value="51.5">
            <text:p>51.5</text:p>
          </table:table-cell>
          <table:table-cell office:value-type="float" office:value="0.03">
            <text:p>0.03</text:p>
          </table:table-cell>
          <table:table-cell office:value-type="float" office:value="5010.0">
            <text:p>501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48">
            <text:p>-3.48</text:p>
          </table:table-cell>
          <table:table-cell office:value-type="float" office:value="2.05">
            <text:p>2.05</text:p>
          </table:table-cell>
          <table:table-cell office:value-type="float" office:value="2.05">
            <text:p>2.05</text:p>
          </table:table-cell>
          <table:table-cell office:value-type="string" office:value="WilkinsonEtal2000,ShennanEtal2018">
            <text:p>WilkinsonEtal2000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120959">
            <text:p>Beta-120959</text:p>
          </table:table-cell>
          <table:table-cell office:value-type="float" office:value="51.5">
            <text:p>51.5</text:p>
          </table:table-cell>
          <table:table-cell office:value-type="float" office:value="0.03">
            <text:p>0.03</text:p>
          </table:table-cell>
          <table:table-cell office:value-type="float" office:value="3070.0">
            <text:p>307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35">
            <text:p>-3.35</text:p>
          </table:table-cell>
          <table:table-cell office:value-type="float" office:value="0.24">
            <text:p>0.24</text:p>
          </table:table-cell>
          <table:table-cell office:value-type="float" office:value="0.24">
            <text:p>0.24</text:p>
          </table:table-cell>
          <table:table-cell office:value-type="string" office:value="WilkinsonEtal2000,ShennanEtal2018">
            <text:p>WilkinsonEtal2000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120958">
            <text:p>Beta-120958</text:p>
          </table:table-cell>
          <table:table-cell office:value-type="float" office:value="51.5">
            <text:p>51.5</text:p>
          </table:table-cell>
          <table:table-cell office:value-type="float" office:value="0.03">
            <text:p>0.03</text:p>
          </table:table-cell>
          <table:table-cell office:value-type="float" office:value="9360.0">
            <text:p>9360.0</text:p>
          </table:table-cell>
          <table:table-cell office:value-type="float" office:value="70.0">
            <text:p>7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.71">
            <text:p>-4.71</text:p>
          </table:table-cell>
          <table:table-cell office:value-type="float" office:value="2.06">
            <text:p>2.06</text:p>
          </table:table-cell>
          <table:table-cell office:value-type="float" office:value="2.06">
            <text:p>2.06</text:p>
          </table:table-cell>
          <table:table-cell office:value-type="string" office:value="WilkinsonEtal2000,ShennanEtal2018">
            <text:p>WilkinsonEtal2000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119790">
            <text:p>Beta-119790</text:p>
          </table:table-cell>
          <table:table-cell office:value-type="float" office:value="51.49">
            <text:p>51.49</text:p>
          </table:table-cell>
          <table:table-cell office:value-type="float" office:value="-0.13">
            <text:p>-0.13</text:p>
          </table:table-cell>
          <table:table-cell office:value-type="float" office:value="3570.0">
            <text:p>3570.0</text:p>
          </table:table-cell>
          <table:table-cell office:value-type="float" office:value="70.0">
            <text:p>7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8">
            <text:p>-3.8</text:p>
          </table:table-cell>
          <table:table-cell office:value-type="float" office:value="2.08">
            <text:p>2.08</text:p>
          </table:table-cell>
          <table:table-cell office:value-type="float" office:value="2.08">
            <text:p>2.08</text:p>
          </table:table-cell>
          <table:table-cell office:value-type="string" office:value="SidellEtal2000,ShennanEtal2018">
            <text:p>SidellEtal2000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127739">
            <text:p>Beta-127739</text:p>
          </table:table-cell>
          <table:table-cell office:value-type="float" office:value="51.49">
            <text:p>51.49</text:p>
          </table:table-cell>
          <table:table-cell office:value-type="float" office:value="-0.13">
            <text:p>-0.13</text:p>
          </table:table-cell>
          <table:table-cell office:value-type="float" office:value="2640.0">
            <text:p>264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62">
            <text:p>-3.6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idellEtal2000,ShennanEtal2018">
            <text:p>SidellEtal2000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SRR-280">
            <text:p>SRR-280</text:p>
          </table:table-cell>
          <table:table-cell office:value-type="float" office:value="51.46">
            <text:p>51.46</text:p>
          </table:table-cell>
          <table:table-cell office:value-type="float" office:value="0.25">
            <text:p>0.25</text:p>
          </table:table-cell>
          <table:table-cell office:value-type="float" office:value="4220.0">
            <text:p>4220.0</text:p>
          </table:table-cell>
          <table:table-cell office:value-type="float" office:value="50.0">
            <text:p>5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38">
            <text:p>-7.38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SRR-278">
            <text:p>SRR-278</text:p>
          </table:table-cell>
          <table:table-cell office:value-type="float" office:value="51.46">
            <text:p>51.46</text:p>
          </table:table-cell>
          <table:table-cell office:value-type="float" office:value="0.25">
            <text:p>0.25</text:p>
          </table:table-cell>
          <table:table-cell office:value-type="float" office:value="6820.0">
            <text:p>6820.0</text:p>
          </table:table-cell>
          <table:table-cell office:value-type="float" office:value="60.0">
            <text:p>6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1.46">
            <text:p>-11.46</text:p>
          </table:table-cell>
          <table:table-cell office:value-type="float" office:value="0.83">
            <text:p>0.83</text:p>
          </table:table-cell>
          <table:table-cell office:value-type="float" office:value="0.83">
            <text:p>0.83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SRR-277">
            <text:p>SRR-277</text:p>
          </table:table-cell>
          <table:table-cell office:value-type="float" office:value="51.46">
            <text:p>51.46</text:p>
          </table:table-cell>
          <table:table-cell office:value-type="float" office:value="0.25">
            <text:p>0.25</text:p>
          </table:table-cell>
          <table:table-cell office:value-type="float" office:value="5370.0">
            <text:p>5370.0</text:p>
          </table:table-cell>
          <table:table-cell office:value-type="float" office:value="60.0">
            <text:p>6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06">
            <text:p>-8.06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SRR-276">
            <text:p>SRR-276</text:p>
          </table:table-cell>
          <table:table-cell office:value-type="float" office:value="51.46">
            <text:p>51.46</text:p>
          </table:table-cell>
          <table:table-cell office:value-type="float" office:value="0.25">
            <text:p>0.25</text:p>
          </table:table-cell>
          <table:table-cell office:value-type="float" office:value="5460.0">
            <text:p>5460.0</text:p>
          </table:table-cell>
          <table:table-cell office:value-type="float" office:value="60.0">
            <text:p>6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62">
            <text:p>-8.62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SRR-275">
            <text:p>SRR-275</text:p>
          </table:table-cell>
          <table:table-cell office:value-type="float" office:value="51.46">
            <text:p>51.46</text:p>
          </table:table-cell>
          <table:table-cell office:value-type="float" office:value="0.25">
            <text:p>0.25</text:p>
          </table:table-cell>
          <table:table-cell office:value-type="float" office:value="4549.0">
            <text:p>4549.0</text:p>
          </table:table-cell>
          <table:table-cell office:value-type="float" office:value="60.0">
            <text:p>6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42">
            <text:p>-7.42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SRR-274">
            <text:p>SRR-274</text:p>
          </table:table-cell>
          <table:table-cell office:value-type="float" office:value="51.46">
            <text:p>51.46</text:p>
          </table:table-cell>
          <table:table-cell office:value-type="float" office:value="0.25">
            <text:p>0.25</text:p>
          </table:table-cell>
          <table:table-cell office:value-type="float" office:value="2650.0">
            <text:p>265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17">
            <text:p>-5.17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119789">
            <text:p>Beta-119789</text:p>
          </table:table-cell>
          <table:table-cell office:value-type="float" office:value="51.49">
            <text:p>51.49</text:p>
          </table:table-cell>
          <table:table-cell office:value-type="float" office:value="-0.13">
            <text:p>-0.13</text:p>
          </table:table-cell>
          <table:table-cell office:value-type="float" office:value="3110.0">
            <text:p>3110.0</text:p>
          </table:table-cell>
          <table:table-cell office:value-type="float" office:value="60.0">
            <text:p>6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36">
            <text:p>-3.36</text:p>
          </table:table-cell>
          <table:table-cell office:value-type="float" office:value="2.08">
            <text:p>2.08</text:p>
          </table:table-cell>
          <table:table-cell office:value-type="float" office:value="2.08">
            <text:p>2.08</text:p>
          </table:table-cell>
          <table:table-cell office:value-type="string" office:value="SidellEtal2000,ShennanEtal2018">
            <text:p>SidellEtal2000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119788">
            <text:p>Beta-119788</text:p>
          </table:table-cell>
          <table:table-cell office:value-type="float" office:value="51.5">
            <text:p>51.5</text:p>
          </table:table-cell>
          <table:table-cell office:value-type="float" office:value="-0.09">
            <text:p>-0.09</text:p>
          </table:table-cell>
          <table:table-cell office:value-type="float" office:value="3930.0">
            <text:p>393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.18">
            <text:p>-4.18</text:p>
          </table:table-cell>
          <table:table-cell office:value-type="float" office:value="2.08">
            <text:p>2.08</text:p>
          </table:table-cell>
          <table:table-cell office:value-type="float" office:value="2.08">
            <text:p>2.08</text:p>
          </table:table-cell>
          <table:table-cell office:value-type="string" office:value="SidellEtal2000,ShennanEtal2018">
            <text:p>SidellEtal2000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119787">
            <text:p>Beta-119787</text:p>
          </table:table-cell>
          <table:table-cell office:value-type="float" office:value="51.5">
            <text:p>51.5</text:p>
          </table:table-cell>
          <table:table-cell office:value-type="float" office:value="-0.09">
            <text:p>-0.09</text:p>
          </table:table-cell>
          <table:table-cell office:value-type="float" office:value="4630.0">
            <text:p>463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.9">
            <text:p>-4.9</text:p>
          </table:table-cell>
          <table:table-cell office:value-type="float" office:value="2.08">
            <text:p>2.08</text:p>
          </table:table-cell>
          <table:table-cell office:value-type="float" office:value="2.08">
            <text:p>2.08</text:p>
          </table:table-cell>
          <table:table-cell office:value-type="string" office:value="SidellEtal2000,ShennanEtal2018">
            <text:p>SidellEtal2000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SRR-279">
            <text:p>SRR-279</text:p>
          </table:table-cell>
          <table:table-cell office:value-type="float" office:value="51.46">
            <text:p>51.46</text:p>
          </table:table-cell>
          <table:table-cell office:value-type="float" office:value="0.25">
            <text:p>0.25</text:p>
          </table:table-cell>
          <table:table-cell office:value-type="float" office:value="2610.0">
            <text:p>2610.0</text:p>
          </table:table-cell>
          <table:table-cell office:value-type="float" office:value="50.0">
            <text:p>5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34">
            <text:p>-5.34</text:p>
          </table:table-cell>
          <table:table-cell office:value-type="float" office:value="0.83">
            <text:p>0.83</text:p>
          </table:table-cell>
          <table:table-cell office:value-type="float" office:value="0.83">
            <text:p>0.83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154303">
            <text:p>Beta-154303</text:p>
          </table:table-cell>
          <table:table-cell office:value-type="float" office:value="51.52">
            <text:p>51.52</text:p>
          </table:table-cell>
          <table:table-cell office:value-type="float" office:value="0.18">
            <text:p>0.18</text:p>
          </table:table-cell>
          <table:table-cell office:value-type="float" office:value="4640.0">
            <text:p>4640.0</text:p>
          </table:table-cell>
          <table:table-cell office:value-type="float" office:value="110.0">
            <text:p>11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74">
            <text:p>-5.7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ranchEtal2012,ShennanEtal2018">
            <text:p>BranchEtal201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156199">
            <text:p>Beta-156199</text:p>
          </table:table-cell>
          <table:table-cell office:value-type="float" office:value="51.52">
            <text:p>51.52</text:p>
          </table:table-cell>
          <table:table-cell office:value-type="float" office:value="0.18">
            <text:p>0.18</text:p>
          </table:table-cell>
          <table:table-cell office:value-type="float" office:value="3590.0">
            <text:p>3590.0</text:p>
          </table:table-cell>
          <table:table-cell office:value-type="float" office:value="80.0">
            <text:p>8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21">
            <text:p>-5.21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BranchEtal2012,ShennanEtal2018">
            <text:p>BranchEtal201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156200">
            <text:p>Beta-156200</text:p>
          </table:table-cell>
          <table:table-cell office:value-type="float" office:value="51.52">
            <text:p>51.52</text:p>
          </table:table-cell>
          <table:table-cell office:value-type="float" office:value="0.18">
            <text:p>0.18</text:p>
          </table:table-cell>
          <table:table-cell office:value-type="float" office:value="4370.0">
            <text:p>4370.0</text:p>
          </table:table-cell>
          <table:table-cell office:value-type="float" office:value="60.0">
            <text:p>6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.77">
            <text:p>-4.77</text:p>
          </table:table-cell>
          <table:table-cell office:value-type="float" office:value="2.03">
            <text:p>2.03</text:p>
          </table:table-cell>
          <table:table-cell office:value-type="float" office:value="2.03">
            <text:p>2.03</text:p>
          </table:table-cell>
          <table:table-cell office:value-type="string" office:value="BranchEtal2012,ShennanEtal2018">
            <text:p>BranchEtal201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324683">
            <text:p>Beta-324683</text:p>
          </table:table-cell>
          <table:table-cell office:value-type="float" office:value="51.53">
            <text:p>51.53</text:p>
          </table:table-cell>
          <table:table-cell office:value-type="float" office:value="0.12">
            <text:p>0.12</text:p>
          </table:table-cell>
          <table:table-cell office:value-type="float" office:value="4980.0">
            <text:p>4980.0</text:p>
          </table:table-cell>
          <table:table-cell office:value-type="float" office:value="40.0">
            <text:p>4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45">
            <text:p>-6.45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GreenEtal2014,ShennanEtal2018">
            <text:p>GreenEtal2014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324682">
            <text:p>Beta-324682</text:p>
          </table:table-cell>
          <table:table-cell office:value-type="float" office:value="51.53">
            <text:p>51.53</text:p>
          </table:table-cell>
          <table:table-cell office:value-type="float" office:value="0.12">
            <text:p>0.12</text:p>
          </table:table-cell>
          <table:table-cell office:value-type="float" office:value="2960.0">
            <text:p>2960.0</text:p>
          </table:table-cell>
          <table:table-cell office:value-type="float" office:value="30.0">
            <text:p>3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1">
            <text:p>-6.1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GreenEtal2014,ShennanEtal2018">
            <text:p>GreenEtal2014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324681">
            <text:p>Beta-324681</text:p>
          </table:table-cell>
          <table:table-cell office:value-type="float" office:value="51.53">
            <text:p>51.53</text:p>
          </table:table-cell>
          <table:table-cell office:value-type="float" office:value="0.12">
            <text:p>0.12</text:p>
          </table:table-cell>
          <table:table-cell office:value-type="float" office:value="5250.0">
            <text:p>5250.0</text:p>
          </table:table-cell>
          <table:table-cell office:value-type="float" office:value="40.0">
            <text:p>4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84">
            <text:p>-6.84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GreenEtal2014,ShennanEtal2018">
            <text:p>GreenEtal2014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324680">
            <text:p>Beta-324680</text:p>
          </table:table-cell>
          <table:table-cell office:value-type="float" office:value="51.53">
            <text:p>51.53</text:p>
          </table:table-cell>
          <table:table-cell office:value-type="float" office:value="0.12">
            <text:p>0.12</text:p>
          </table:table-cell>
          <table:table-cell office:value-type="float" office:value="3290.0">
            <text:p>3290.0</text:p>
          </table:table-cell>
          <table:table-cell office:value-type="float" office:value="30.0">
            <text:p>3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25">
            <text:p>-5.25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GreenEtal2014,ShennanEtal2018">
            <text:p>GreenEtal2014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287638">
            <text:p>Beta-287638</text:p>
          </table:table-cell>
          <table:table-cell office:value-type="float" office:value="51.52">
            <text:p>51.52</text:p>
          </table:table-cell>
          <table:table-cell office:value-type="float" office:value="0.11">
            <text:p>0.11</text:p>
          </table:table-cell>
          <table:table-cell office:value-type="float" office:value="3700.0">
            <text:p>3700.0</text:p>
          </table:table-cell>
          <table:table-cell office:value-type="float" office:value="40.0">
            <text:p>4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54">
            <text:p>-5.54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GreenEtal2014,ShennanEtal2018">
            <text:p>GreenEtal2014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IGS-88">
            <text:p>IGS-88</text:p>
          </table:table-cell>
          <table:table-cell office:value-type="float" office:value="51.43">
            <text:p>51.43</text:p>
          </table:table-cell>
          <table:table-cell office:value-type="float" office:value="0.71">
            <text:p>0.71</text:p>
          </table:table-cell>
          <table:table-cell office:value-type="float" office:value="8250.0">
            <text:p>825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8.21">
            <text:p>-28.21</text:p>
          </table:table-cell>
          <table:table-cell office:value-type="float" office:value="3.4">
            <text:p>3.4</text:p>
          </table:table-cell>
          <table:table-cell office:value-type="float" office:value="3.4">
            <text:p>3.4</text:p>
          </table:table-cell>
          <table:table-cell office:value-type="string" office:value="Devoy1982,ShennanEtal2018">
            <text:p>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287637">
            <text:p>Beta-287637</text:p>
          </table:table-cell>
          <table:table-cell office:value-type="float" office:value="51.52">
            <text:p>51.52</text:p>
          </table:table-cell>
          <table:table-cell office:value-type="float" office:value="0.1">
            <text:p>0.1</text:p>
          </table:table-cell>
          <table:table-cell office:value-type="float" office:value="5330.0">
            <text:p>5330.0</text:p>
          </table:table-cell>
          <table:table-cell office:value-type="float" office:value="40.0">
            <text:p>4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15">
            <text:p>-7.15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GreenEtal2014,ShennanEtal2018">
            <text:p>GreenEtal2014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287636">
            <text:p>Beta-287636</text:p>
          </table:table-cell>
          <table:table-cell office:value-type="float" office:value="51.52">
            <text:p>51.52</text:p>
          </table:table-cell>
          <table:table-cell office:value-type="float" office:value="0.1">
            <text:p>0.1</text:p>
          </table:table-cell>
          <table:table-cell office:value-type="float" office:value="4570.0">
            <text:p>4570.0</text:p>
          </table:table-cell>
          <table:table-cell office:value-type="float" office:value="40.0">
            <text:p>4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55">
            <text:p>-6.55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GreenEtal2014,ShennanEtal2018">
            <text:p>GreenEtal2014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287635">
            <text:p>Beta-287635</text:p>
          </table:table-cell>
          <table:table-cell office:value-type="float" office:value="51.52">
            <text:p>51.52</text:p>
          </table:table-cell>
          <table:table-cell office:value-type="float" office:value="0.1">
            <text:p>0.1</text:p>
          </table:table-cell>
          <table:table-cell office:value-type="float" office:value="3840.0">
            <text:p>3840.0</text:p>
          </table:table-cell>
          <table:table-cell office:value-type="float" office:value="40.0">
            <text:p>4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65">
            <text:p>-5.65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GreenEtal2014,ShennanEtal2018">
            <text:p>GreenEtal2014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287634">
            <text:p>Beta-287634</text:p>
          </table:table-cell>
          <table:table-cell office:value-type="float" office:value="51.52">
            <text:p>51.52</text:p>
          </table:table-cell>
          <table:table-cell office:value-type="float" office:value="0.1">
            <text:p>0.1</text:p>
          </table:table-cell>
          <table:table-cell office:value-type="float" office:value="3270.0">
            <text:p>3270.0</text:p>
          </table:table-cell>
          <table:table-cell office:value-type="float" office:value="40.0">
            <text:p>4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95">
            <text:p>-4.95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GreenEtal2014,ShennanEtal2018">
            <text:p>GreenEtal2014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287633">
            <text:p>Beta-287633</text:p>
          </table:table-cell>
          <table:table-cell office:value-type="float" office:value="51.52">
            <text:p>51.52</text:p>
          </table:table-cell>
          <table:table-cell office:value-type="float" office:value="0.13">
            <text:p>0.13</text:p>
          </table:table-cell>
          <table:table-cell office:value-type="float" office:value="3800.0">
            <text:p>3800.0</text:p>
          </table:table-cell>
          <table:table-cell office:value-type="float" office:value="40.0">
            <text:p>4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56">
            <text:p>-5.56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GreenEtal2014,ShennanEtal2018">
            <text:p>GreenEtal2014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287632">
            <text:p>Beta-287632</text:p>
          </table:table-cell>
          <table:table-cell office:value-type="float" office:value="51.52">
            <text:p>51.52</text:p>
          </table:table-cell>
          <table:table-cell office:value-type="float" office:value="0.13">
            <text:p>0.13</text:p>
          </table:table-cell>
          <table:table-cell office:value-type="float" office:value="3160.0">
            <text:p>3160.0</text:p>
          </table:table-cell>
          <table:table-cell office:value-type="float" office:value="40.0">
            <text:p>4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73">
            <text:p>-4.7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GreenEtal2014,ShennanEtal2018">
            <text:p>GreenEtal2014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287631">
            <text:p>Beta-287631</text:p>
          </table:table-cell>
          <table:table-cell office:value-type="float" office:value="51.52">
            <text:p>51.52</text:p>
          </table:table-cell>
          <table:table-cell office:value-type="float" office:value="0.12">
            <text:p>0.12</text:p>
          </table:table-cell>
          <table:table-cell office:value-type="float" office:value="3810.0">
            <text:p>3810.0</text:p>
          </table:table-cell>
          <table:table-cell office:value-type="float" office:value="40.0">
            <text:p>4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55">
            <text:p>-5.55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GreenEtal2014,ShennanEtal2018">
            <text:p>GreenEtal2014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287630">
            <text:p>Beta-287630</text:p>
          </table:table-cell>
          <table:table-cell office:value-type="float" office:value="51.52">
            <text:p>51.52</text:p>
          </table:table-cell>
          <table:table-cell office:value-type="float" office:value="0.12">
            <text:p>0.12</text:p>
          </table:table-cell>
          <table:table-cell office:value-type="float" office:value="3150.0">
            <text:p>3150.0</text:p>
          </table:table-cell>
          <table:table-cell office:value-type="float" office:value="40.0">
            <text:p>4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79">
            <text:p>-4.79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GreenEtal2014,ShennanEtal2018">
            <text:p>GreenEtal2014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SUERC-33058">
            <text:p>SUERC-33058</text:p>
          </table:table-cell>
          <table:table-cell office:value-type="float" office:value="51.51">
            <text:p>51.51</text:p>
          </table:table-cell>
          <table:table-cell office:value-type="float" office:value="0.2">
            <text:p>0.2</text:p>
          </table:table-cell>
          <table:table-cell office:value-type="float" office:value="3785.0">
            <text:p>3785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81">
            <text:p>-3.81</text:p>
          </table:table-cell>
          <table:table-cell office:value-type="float" office:value="2.03">
            <text:p>2.03</text:p>
          </table:table-cell>
          <table:table-cell office:value-type="float" office:value="2.03">
            <text:p>2.03</text:p>
          </table:table-cell>
          <table:table-cell office:value-type="string" office:value="WallerGrant2012,ShennanEtal2018">
            <text:p>WallerGrant201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SUERC-33054">
            <text:p>SUERC-33054</text:p>
          </table:table-cell>
          <table:table-cell office:value-type="float" office:value="51.49">
            <text:p>51.49</text:p>
          </table:table-cell>
          <table:table-cell office:value-type="float" office:value="0.23">
            <text:p>0.23</text:p>
          </table:table-cell>
          <table:table-cell office:value-type="float" office:value="3550.0">
            <text:p>3550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36">
            <text:p>-3.36</text:p>
          </table:table-cell>
          <table:table-cell office:value-type="float" office:value="2.03">
            <text:p>2.03</text:p>
          </table:table-cell>
          <table:table-cell office:value-type="float" office:value="2.03">
            <text:p>2.03</text:p>
          </table:table-cell>
          <table:table-cell office:value-type="string" office:value="WallerGrant2012,ShennanEtal2018">
            <text:p>WallerGrant201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156302">
            <text:p>Beta-156302</text:p>
          </table:table-cell>
          <table:table-cell office:value-type="float" office:value="51.52">
            <text:p>51.52</text:p>
          </table:table-cell>
          <table:table-cell office:value-type="float" office:value="0.18">
            <text:p>0.18</text:p>
          </table:table-cell>
          <table:table-cell office:value-type="float" office:value="5670.0">
            <text:p>5670.0</text:p>
          </table:table-cell>
          <table:table-cell office:value-type="float" office:value="40.0">
            <text:p>4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6.04">
            <text:p>-6.04</text:p>
          </table:table-cell>
          <table:table-cell office:value-type="float" office:value="2.03">
            <text:p>2.03</text:p>
          </table:table-cell>
          <table:table-cell office:value-type="float" office:value="2.03">
            <text:p>2.03</text:p>
          </table:table-cell>
          <table:table-cell office:value-type="string" office:value="BranchEtal2012,ShennanEtal2018">
            <text:p>BranchEtal201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156202">
            <text:p>Beta-156202</text:p>
          </table:table-cell>
          <table:table-cell office:value-type="float" office:value="51.52">
            <text:p>51.52</text:p>
          </table:table-cell>
          <table:table-cell office:value-type="float" office:value="0.18">
            <text:p>0.18</text:p>
          </table:table-cell>
          <table:table-cell office:value-type="float" office:value="5260.0">
            <text:p>5260.0</text:p>
          </table:table-cell>
          <table:table-cell office:value-type="float" office:value="70.0">
            <text:p>7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5.72">
            <text:p>-5.72</text:p>
          </table:table-cell>
          <table:table-cell office:value-type="float" office:value="2.03">
            <text:p>2.03</text:p>
          </table:table-cell>
          <table:table-cell office:value-type="float" office:value="2.03">
            <text:p>2.03</text:p>
          </table:table-cell>
          <table:table-cell office:value-type="string" office:value="BranchEtal2012,ShennanEtal2018">
            <text:p>BranchEtal201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156201">
            <text:p>Beta-156201</text:p>
          </table:table-cell>
          <table:table-cell office:value-type="float" office:value="51.52">
            <text:p>51.52</text:p>
          </table:table-cell>
          <table:table-cell office:value-type="float" office:value="0.18">
            <text:p>0.18</text:p>
          </table:table-cell>
          <table:table-cell office:value-type="float" office:value="4860.0">
            <text:p>4860.0</text:p>
          </table:table-cell>
          <table:table-cell office:value-type="float" office:value="70.0">
            <text:p>7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5.12">
            <text:p>-5.12</text:p>
          </table:table-cell>
          <table:table-cell office:value-type="float" office:value="2.03">
            <text:p>2.03</text:p>
          </table:table-cell>
          <table:table-cell office:value-type="float" office:value="2.03">
            <text:p>2.03</text:p>
          </table:table-cell>
          <table:table-cell office:value-type="string" office:value="BranchEtal2012,ShennanEtal2018">
            <text:p>BranchEtal201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119786">
            <text:p>Beta-119786</text:p>
          </table:table-cell>
          <table:table-cell office:value-type="float" office:value="51.5">
            <text:p>51.5</text:p>
          </table:table-cell>
          <table:table-cell office:value-type="float" office:value="-0.09">
            <text:p>-0.09</text:p>
          </table:table-cell>
          <table:table-cell office:value-type="float" office:value="2290.0">
            <text:p>229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25">
            <text:p>-4.2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idellEtal2000,ShennanEtal2018">
            <text:p>SidellEtal2000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119785">
            <text:p>Beta-119785</text:p>
          </table:table-cell>
          <table:table-cell office:value-type="float" office:value="51.5">
            <text:p>51.5</text:p>
          </table:table-cell>
          <table:table-cell office:value-type="float" office:value="-0.09">
            <text:p>-0.09</text:p>
          </table:table-cell>
          <table:table-cell office:value-type="float" office:value="3420.0">
            <text:p>342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.04">
            <text:p>-4.04</text:p>
          </table:table-cell>
          <table:table-cell office:value-type="float" office:value="2.08">
            <text:p>2.08</text:p>
          </table:table-cell>
          <table:table-cell office:value-type="float" office:value="2.08">
            <text:p>2.08</text:p>
          </table:table-cell>
          <table:table-cell office:value-type="string" office:value="SidellEtal2000,ShennanEtal2018">
            <text:p>SidellEtal2000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119784">
            <text:p>Beta-119784</text:p>
          </table:table-cell>
          <table:table-cell office:value-type="float" office:value="51.5">
            <text:p>51.5</text:p>
          </table:table-cell>
          <table:table-cell office:value-type="float" office:value="-0.09">
            <text:p>-0.09</text:p>
          </table:table-cell>
          <table:table-cell office:value-type="float" office:value="2340.0">
            <text:p>234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2">
            <text:p>-4.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idellEtal2000,ShennanEtal2018">
            <text:p>SidellEtal2000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119783">
            <text:p>Beta-119783</text:p>
          </table:table-cell>
          <table:table-cell office:value-type="float" office:value="51.5">
            <text:p>51.5</text:p>
          </table:table-cell>
          <table:table-cell office:value-type="float" office:value="-0.09">
            <text:p>-0.09</text:p>
          </table:table-cell>
          <table:table-cell office:value-type="float" office:value="4850.0">
            <text:p>485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.88">
            <text:p>-4.88</text:p>
          </table:table-cell>
          <table:table-cell office:value-type="float" office:value="2.08">
            <text:p>2.08</text:p>
          </table:table-cell>
          <table:table-cell office:value-type="float" office:value="2.08">
            <text:p>2.08</text:p>
          </table:table-cell>
          <table:table-cell office:value-type="string" office:value="SidellEtal2000,ShennanEtal2018">
            <text:p>SidellEtal2000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Q-1284">
            <text:p>Q-1284</text:p>
          </table:table-cell>
          <table:table-cell office:value-type="float" office:value="51.46">
            <text:p>51.46</text:p>
          </table:table-cell>
          <table:table-cell office:value-type="float" office:value="0.25">
            <text:p>0.25</text:p>
          </table:table-cell>
          <table:table-cell office:value-type="float" office:value="5693.0">
            <text:p>5693.0</text:p>
          </table:table-cell>
          <table:table-cell office:value-type="float" office:value="80.0">
            <text:p>8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0.45">
            <text:p>-10.45</text:p>
          </table:table-cell>
          <table:table-cell office:value-type="float" office:value="0.28">
            <text:p>0.28</text:p>
          </table:table-cell>
          <table:table-cell office:value-type="float" office:value="0.28">
            <text:p>0.28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Q-1286">
            <text:p>Q-1286</text:p>
          </table:table-cell>
          <table:table-cell office:value-type="float" office:value="51.44">
            <text:p>51.44</text:p>
          </table:table-cell>
          <table:table-cell office:value-type="float" office:value="0.72">
            <text:p>0.72</text:p>
          </table:table-cell>
          <table:table-cell office:value-type="float" office:value="8510.0">
            <text:p>8510.0</text:p>
          </table:table-cell>
          <table:table-cell office:value-type="float" office:value="110.0">
            <text:p>11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8.29">
            <text:p>-28.29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Devoy1979,ShennanEtal2018">
            <text:p>Devoy1979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Q-1333">
            <text:p>Q-1333</text:p>
          </table:table-cell>
          <table:table-cell office:value-type="float" office:value="51.5">
            <text:p>51.5</text:p>
          </table:table-cell>
          <table:table-cell office:value-type="float" office:value="0.13">
            <text:p>0.13</text:p>
          </table:table-cell>
          <table:table-cell office:value-type="float" office:value="4195.0">
            <text:p>4195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22">
            <text:p>-5.22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Q-1334">
            <text:p>Q-1334</text:p>
          </table:table-cell>
          <table:table-cell office:value-type="float" office:value="51.46">
            <text:p>51.46</text:p>
          </table:table-cell>
          <table:table-cell office:value-type="float" office:value="0.25">
            <text:p>0.25</text:p>
          </table:table-cell>
          <table:table-cell office:value-type="float" office:value="7140.0">
            <text:p>7140.0</text:p>
          </table:table-cell>
          <table:table-cell office:value-type="float" office:value="110.0">
            <text:p>11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4.29">
            <text:p>-14.29</text:p>
          </table:table-cell>
          <table:table-cell office:value-type="float" office:value="0.28">
            <text:p>0.28</text:p>
          </table:table-cell>
          <table:table-cell office:value-type="float" office:value="0.28">
            <text:p>0.28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Q-1335">
            <text:p>Q-1335</text:p>
          </table:table-cell>
          <table:table-cell office:value-type="float" office:value="51.46">
            <text:p>51.46</text:p>
          </table:table-cell>
          <table:table-cell office:value-type="float" office:value="0.26">
            <text:p>0.26</text:p>
          </table:table-cell>
          <table:table-cell office:value-type="float" office:value="6680.0">
            <text:p>668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1.88">
            <text:p>-11.88</text:p>
          </table:table-cell>
          <table:table-cell office:value-type="float" office:value="0.28">
            <text:p>0.28</text:p>
          </table:table-cell>
          <table:table-cell office:value-type="float" office:value="0.28">
            <text:p>0.28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Q-1336">
            <text:p>Q-1336</text:p>
          </table:table-cell>
          <table:table-cell office:value-type="float" office:value="51.46">
            <text:p>51.46</text:p>
          </table:table-cell>
          <table:table-cell office:value-type="float" office:value="0.26">
            <text:p>0.26</text:p>
          </table:table-cell>
          <table:table-cell office:value-type="float" office:value="4930.0">
            <text:p>493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66">
            <text:p>-6.66</text:p>
          </table:table-cell>
          <table:table-cell office:value-type="float" office:value="0.28">
            <text:p>0.28</text:p>
          </table:table-cell>
          <table:table-cell office:value-type="float" office:value="0.28">
            <text:p>0.28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Q-1337">
            <text:p>Q-1337</text:p>
          </table:table-cell>
          <table:table-cell office:value-type="float" office:value="51.46">
            <text:p>51.46</text:p>
          </table:table-cell>
          <table:table-cell office:value-type="float" office:value="0.26">
            <text:p>0.26</text:p>
          </table:table-cell>
          <table:table-cell office:value-type="float" office:value="4085.0">
            <text:p>4085.0</text:p>
          </table:table-cell>
          <table:table-cell office:value-type="float" office:value="85.0">
            <text:p>8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42">
            <text:p>-4.42</text:p>
          </table:table-cell>
          <table:table-cell office:value-type="float" office:value="0.28">
            <text:p>0.28</text:p>
          </table:table-cell>
          <table:table-cell office:value-type="float" office:value="0.28">
            <text:p>0.28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Q-1338">
            <text:p>Q-1338</text:p>
          </table:table-cell>
          <table:table-cell office:value-type="float" office:value="51.46">
            <text:p>51.46</text:p>
          </table:table-cell>
          <table:table-cell office:value-type="float" office:value="0.26">
            <text:p>0.26</text:p>
          </table:table-cell>
          <table:table-cell office:value-type="float" office:value="2850.0">
            <text:p>2850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55">
            <text:p>-4.55</text:p>
          </table:table-cell>
          <table:table-cell office:value-type="float" office:value="0.28">
            <text:p>0.28</text:p>
          </table:table-cell>
          <table:table-cell office:value-type="float" office:value="0.28">
            <text:p>0.28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Q-1339">
            <text:p>Q-1339</text:p>
          </table:table-cell>
          <table:table-cell office:value-type="float" office:value="51.47">
            <text:p>51.47</text:p>
          </table:table-cell>
          <table:table-cell office:value-type="float" office:value="0.31">
            <text:p>0.31</text:p>
          </table:table-cell>
          <table:table-cell office:value-type="float" office:value="6620.0">
            <text:p>662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1.84">
            <text:p>-11.84</text:p>
          </table:table-cell>
          <table:table-cell office:value-type="float" office:value="0.28">
            <text:p>0.28</text:p>
          </table:table-cell>
          <table:table-cell office:value-type="float" office:value="0.28">
            <text:p>0.28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Q-1340">
            <text:p>Q-1340</text:p>
          </table:table-cell>
          <table:table-cell office:value-type="float" office:value="51.47">
            <text:p>51.47</text:p>
          </table:table-cell>
          <table:table-cell office:value-type="float" office:value="0.31">
            <text:p>0.31</text:p>
          </table:table-cell>
          <table:table-cell office:value-type="float" office:value="2836.0">
            <text:p>2836.0</text:p>
          </table:table-cell>
          <table:table-cell office:value-type="float" office:value="85.0">
            <text:p>8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39">
            <text:p>-6.39</text:p>
          </table:table-cell>
          <table:table-cell office:value-type="float" office:value="0.28">
            <text:p>0.28</text:p>
          </table:table-cell>
          <table:table-cell office:value-type="float" office:value="0.28">
            <text:p>0.28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Q-1341">
            <text:p>Q-1341</text:p>
          </table:table-cell>
          <table:table-cell office:value-type="float" office:value="51.47">
            <text:p>51.47</text:p>
          </table:table-cell>
          <table:table-cell office:value-type="float" office:value="0.31">
            <text:p>0.31</text:p>
          </table:table-cell>
          <table:table-cell office:value-type="float" office:value="5220.0">
            <text:p>5220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32">
            <text:p>-8.32</text:p>
          </table:table-cell>
          <table:table-cell office:value-type="float" office:value="0.28">
            <text:p>0.28</text:p>
          </table:table-cell>
          <table:table-cell office:value-type="float" office:value="0.28">
            <text:p>0.28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Q-1342">
            <text:p>Q-1342</text:p>
          </table:table-cell>
          <table:table-cell office:value-type="float" office:value="51.47">
            <text:p>51.47</text:p>
          </table:table-cell>
          <table:table-cell office:value-type="float" office:value="0.31">
            <text:p>0.31</text:p>
          </table:table-cell>
          <table:table-cell office:value-type="float" office:value="5410.0">
            <text:p>5410.0</text:p>
          </table:table-cell>
          <table:table-cell office:value-type="float" office:value="85.0">
            <text:p>8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47">
            <text:p>-8.47</text:p>
          </table:table-cell>
          <table:table-cell office:value-type="float" office:value="0.28">
            <text:p>0.28</text:p>
          </table:table-cell>
          <table:table-cell office:value-type="float" office:value="0.28">
            <text:p>0.28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Q-1426">
            <text:p>Q-1426</text:p>
          </table:table-cell>
          <table:table-cell office:value-type="float" office:value="51.45">
            <text:p>51.45</text:p>
          </table:table-cell>
          <table:table-cell office:value-type="float" office:value="0.37">
            <text:p>0.37</text:p>
          </table:table-cell>
          <table:table-cell office:value-type="float" office:value="8170.0">
            <text:p>8170.0</text:p>
          </table:table-cell>
          <table:table-cell office:value-type="float" office:value="110.0">
            <text:p>11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5.54">
            <text:p>-15.54</text:p>
          </table:table-cell>
          <table:table-cell office:value-type="float" office:value="1.84">
            <text:p>1.84</text:p>
          </table:table-cell>
          <table:table-cell office:value-type="float" office:value="1.84">
            <text:p>1.84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Q-1427">
            <text:p>Q-1427</text:p>
          </table:table-cell>
          <table:table-cell office:value-type="float" office:value="51.45">
            <text:p>51.45</text:p>
          </table:table-cell>
          <table:table-cell office:value-type="float" office:value="0.37">
            <text:p>0.37</text:p>
          </table:table-cell>
          <table:table-cell office:value-type="float" office:value="7830.0">
            <text:p>783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6.31">
            <text:p>-16.3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Q-1428">
            <text:p>Q-1428</text:p>
          </table:table-cell>
          <table:table-cell office:value-type="float" office:value="51.45">
            <text:p>51.45</text:p>
          </table:table-cell>
          <table:table-cell office:value-type="float" office:value="0.37">
            <text:p>0.37</text:p>
          </table:table-cell>
          <table:table-cell office:value-type="float" office:value="7050.0">
            <text:p>705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3.86">
            <text:p>-13.86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Q-1429">
            <text:p>Q-1429</text:p>
          </table:table-cell>
          <table:table-cell office:value-type="float" office:value="51.45">
            <text:p>51.45</text:p>
          </table:table-cell>
          <table:table-cell office:value-type="float" office:value="0.37">
            <text:p>0.37</text:p>
          </table:table-cell>
          <table:table-cell office:value-type="float" office:value="6575.0">
            <text:p>6575.0</text:p>
          </table:table-cell>
          <table:table-cell office:value-type="float" office:value="95.0">
            <text:p>9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3.18">
            <text:p>-13.18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Q-1430">
            <text:p>Q-1430</text:p>
          </table:table-cell>
          <table:table-cell office:value-type="float" office:value="51.45">
            <text:p>51.45</text:p>
          </table:table-cell>
          <table:table-cell office:value-type="float" office:value="0.37">
            <text:p>0.37</text:p>
          </table:table-cell>
          <table:table-cell office:value-type="float" office:value="6200.0">
            <text:p>620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9">
            <text:p>-9.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Q-1431">
            <text:p>Q-1431</text:p>
          </table:table-cell>
          <table:table-cell office:value-type="float" office:value="51.45">
            <text:p>51.45</text:p>
          </table:table-cell>
          <table:table-cell office:value-type="float" office:value="0.37">
            <text:p>0.37</text:p>
          </table:table-cell>
          <table:table-cell office:value-type="float" office:value="3850.0">
            <text:p>385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29">
            <text:p>-8.2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Q-1432">
            <text:p>Q-1432</text:p>
          </table:table-cell>
          <table:table-cell office:value-type="float" office:value="51.45">
            <text:p>51.45</text:p>
          </table:table-cell>
          <table:table-cell office:value-type="float" office:value="0.37">
            <text:p>0.37</text:p>
          </table:table-cell>
          <table:table-cell office:value-type="float" office:value="3240.0">
            <text:p>3240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48">
            <text:p>-5.4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Q-1283">
            <text:p>Q-1283</text:p>
          </table:table-cell>
          <table:table-cell office:value-type="float" office:value="51.47">
            <text:p>51.47</text:p>
          </table:table-cell>
          <table:table-cell office:value-type="float" office:value="0.31">
            <text:p>0.31</text:p>
          </table:table-cell>
          <table:table-cell office:value-type="float" office:value="6882.0">
            <text:p>6882.0</text:p>
          </table:table-cell>
          <table:table-cell office:value-type="float" office:value="90.0">
            <text:p>9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2.21">
            <text:p>-12.21</text:p>
          </table:table-cell>
          <table:table-cell office:value-type="float" office:value="0.83">
            <text:p>0.83</text:p>
          </table:table-cell>
          <table:table-cell office:value-type="float" office:value="0.83">
            <text:p>0.83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324684">
            <text:p>Beta-324684</text:p>
          </table:table-cell>
          <table:table-cell office:value-type="float" office:value="51.53">
            <text:p>51.53</text:p>
          </table:table-cell>
          <table:table-cell office:value-type="float" office:value="0.12">
            <text:p>0.12</text:p>
          </table:table-cell>
          <table:table-cell office:value-type="float" office:value="3350.0">
            <text:p>3350.0</text:p>
          </table:table-cell>
          <table:table-cell office:value-type="float" office:value="30.0">
            <text:p>3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1">
            <text:p>-5.1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GreenEtal2014,ShennanEtal2018">
            <text:p>GreenEtal2014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Q-1282">
            <text:p>Q-1282</text:p>
          </table:table-cell>
          <table:table-cell office:value-type="float" office:value="51.5">
            <text:p>51.5</text:p>
          </table:table-cell>
          <table:table-cell office:value-type="float" office:value="0.13">
            <text:p>0.13</text:p>
          </table:table-cell>
          <table:table-cell office:value-type="float" office:value="5690.0">
            <text:p>5690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26">
            <text:p>-8.26</text:p>
          </table:table-cell>
          <table:table-cell office:value-type="float" office:value="0.28">
            <text:p>0.28</text:p>
          </table:table-cell>
          <table:table-cell office:value-type="float" office:value="0.28">
            <text:p>0.28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Poz-19868">
            <text:p>Poz-19868</text:p>
          </table:table-cell>
          <table:table-cell office:value-type="float" office:value="51.46">
            <text:p>51.46</text:p>
          </table:table-cell>
          <table:table-cell office:value-type="float" office:value="0.31">
            <text:p>0.31</text:p>
          </table:table-cell>
          <table:table-cell office:value-type="float" office:value="3670.0">
            <text:p>3670.0</text:p>
          </table:table-cell>
          <table:table-cell office:value-type="float" office:value="35.0">
            <text:p>3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84">
            <text:p>-7.8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KhanEtal2015,ShennanEtal2018">
            <text:p>KhanEtal2015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101867">
            <text:p>Beta-101867</text:p>
          </table:table-cell>
          <table:table-cell office:value-type="float" office:value="51.5">
            <text:p>51.5</text:p>
          </table:table-cell>
          <table:table-cell office:value-type="float" office:value="0.03">
            <text:p>0.03</text:p>
          </table:table-cell>
          <table:table-cell office:value-type="float" office:value="10310.0">
            <text:p>10310.0</text:p>
          </table:table-cell>
          <table:table-cell office:value-type="float" office:value="90.0">
            <text:p>9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5.04">
            <text:p>-5.04</text:p>
          </table:table-cell>
          <table:table-cell office:value-type="float" office:value="2.05">
            <text:p>2.05</text:p>
          </table:table-cell>
          <table:table-cell office:value-type="float" office:value="2.05">
            <text:p>2.05</text:p>
          </table:table-cell>
          <table:table-cell office:value-type="string" office:value="WilkinsonEtal2000,ShennanEtal2018">
            <text:p>WilkinsonEtal2000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NZA-16267">
            <text:p>NZA-16267</text:p>
          </table:table-cell>
          <table:table-cell office:value-type="float" office:value="51.51">
            <text:p>51.51</text:p>
          </table:table-cell>
          <table:table-cell office:value-type="float" office:value="0.2">
            <text:p>0.2</text:p>
          </table:table-cell>
          <table:table-cell office:value-type="float" office:value="3150.0">
            <text:p>315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41">
            <text:p>-3.41</text:p>
          </table:table-cell>
          <table:table-cell office:value-type="float" office:value="2.03">
            <text:p>2.03</text:p>
          </table:table-cell>
          <table:table-cell office:value-type="float" office:value="2.03">
            <text:p>2.03</text:p>
          </table:table-cell>
          <table:table-cell office:value-type="string" office:value="WallerGrant2012,ShennanEtal2018">
            <text:p>WallerGrant201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NZA-16268">
            <text:p>NZA-16268</text:p>
          </table:table-cell>
          <table:table-cell office:value-type="float" office:value="51.51">
            <text:p>51.51</text:p>
          </table:table-cell>
          <table:table-cell office:value-type="float" office:value="0.2">
            <text:p>0.2</text:p>
          </table:table-cell>
          <table:table-cell office:value-type="float" office:value="3424.0">
            <text:p>3424.0</text:p>
          </table:table-cell>
          <table:table-cell office:value-type="float" office:value="40.0">
            <text:p>4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.28">
            <text:p>-4.28</text:p>
          </table:table-cell>
          <table:table-cell office:value-type="float" office:value="2.03">
            <text:p>2.03</text:p>
          </table:table-cell>
          <table:table-cell office:value-type="float" office:value="2.03">
            <text:p>2.03</text:p>
          </table:table-cell>
          <table:table-cell office:value-type="string" office:value="WallerGrant2012,ShennanEtal2018">
            <text:p>WallerGrant201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NZA-16269">
            <text:p>NZA-16269</text:p>
          </table:table-cell>
          <table:table-cell office:value-type="float" office:value="51.49">
            <text:p>51.49</text:p>
          </table:table-cell>
          <table:table-cell office:value-type="float" office:value="0.23">
            <text:p>0.23</text:p>
          </table:table-cell>
          <table:table-cell office:value-type="float" office:value="5378.0">
            <text:p>5378.0</text:p>
          </table:table-cell>
          <table:table-cell office:value-type="float" office:value="40.0">
            <text:p>4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6.17">
            <text:p>-6.17</text:p>
          </table:table-cell>
          <table:table-cell office:value-type="float" office:value="2.03">
            <text:p>2.03</text:p>
          </table:table-cell>
          <table:table-cell office:value-type="float" office:value="2.03">
            <text:p>2.03</text:p>
          </table:table-cell>
          <table:table-cell office:value-type="string" office:value="WallerGrant2012,ShennanEtal2018">
            <text:p>WallerGrant201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NZA-27522">
            <text:p>NZA-27522</text:p>
          </table:table-cell>
          <table:table-cell office:value-type="float" office:value="51.49">
            <text:p>51.49</text:p>
          </table:table-cell>
          <table:table-cell office:value-type="float" office:value="0.23">
            <text:p>0.23</text:p>
          </table:table-cell>
          <table:table-cell office:value-type="float" office:value="3601.0">
            <text:p>3601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66">
            <text:p>-3.66</text:p>
          </table:table-cell>
          <table:table-cell office:value-type="float" office:value="2.03">
            <text:p>2.03</text:p>
          </table:table-cell>
          <table:table-cell office:value-type="float" office:value="2.03">
            <text:p>2.03</text:p>
          </table:table-cell>
          <table:table-cell office:value-type="string" office:value="WallerGrant2012,ShennanEtal2018">
            <text:p>WallerGrant201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NZA-27527">
            <text:p>NZA-27527</text:p>
          </table:table-cell>
          <table:table-cell office:value-type="float" office:value="51.49">
            <text:p>51.49</text:p>
          </table:table-cell>
          <table:table-cell office:value-type="float" office:value="0.23">
            <text:p>0.23</text:p>
          </table:table-cell>
          <table:table-cell office:value-type="float" office:value="3090.0">
            <text:p>3090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13">
            <text:p>-3.13</text:p>
          </table:table-cell>
          <table:table-cell office:value-type="float" office:value="2.03">
            <text:p>2.03</text:p>
          </table:table-cell>
          <table:table-cell office:value-type="float" office:value="2.03">
            <text:p>2.03</text:p>
          </table:table-cell>
          <table:table-cell office:value-type="string" office:value="WallerGrant2012,ShennanEtal2018">
            <text:p>WallerGrant201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NZA-27528">
            <text:p>NZA-27528</text:p>
          </table:table-cell>
          <table:table-cell office:value-type="float" office:value="51.49">
            <text:p>51.49</text:p>
          </table:table-cell>
          <table:table-cell office:value-type="float" office:value="0.23">
            <text:p>0.23</text:p>
          </table:table-cell>
          <table:table-cell office:value-type="float" office:value="3909.0">
            <text:p>3909.0</text:p>
          </table:table-cell>
          <table:table-cell office:value-type="float" office:value="30.0">
            <text:p>3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.29">
            <text:p>-4.29</text:p>
          </table:table-cell>
          <table:table-cell office:value-type="float" office:value="2.03">
            <text:p>2.03</text:p>
          </table:table-cell>
          <table:table-cell office:value-type="float" office:value="2.03">
            <text:p>2.03</text:p>
          </table:table-cell>
          <table:table-cell office:value-type="string" office:value="WallerGrant2012,ShennanEtal2018">
            <text:p>WallerGrant201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NZA-27534">
            <text:p>NZA-27534</text:p>
          </table:table-cell>
          <table:table-cell office:value-type="float" office:value="51.49">
            <text:p>51.49</text:p>
          </table:table-cell>
          <table:table-cell office:value-type="float" office:value="0.23">
            <text:p>0.23</text:p>
          </table:table-cell>
          <table:table-cell office:value-type="float" office:value="3629.0">
            <text:p>3629.0</text:p>
          </table:table-cell>
          <table:table-cell office:value-type="float" office:value="30.0">
            <text:p>3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89">
            <text:p>-3.89</text:p>
          </table:table-cell>
          <table:table-cell office:value-type="float" office:value="2.03">
            <text:p>2.03</text:p>
          </table:table-cell>
          <table:table-cell office:value-type="float" office:value="2.03">
            <text:p>2.03</text:p>
          </table:table-cell>
          <table:table-cell office:value-type="string" office:value="WallerGrant2012,ShennanEtal2018">
            <text:p>WallerGrant201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NZA-27625">
            <text:p>NZA-27625</text:p>
          </table:table-cell>
          <table:table-cell office:value-type="float" office:value="51.49">
            <text:p>51.49</text:p>
          </table:table-cell>
          <table:table-cell office:value-type="float" office:value="0.23">
            <text:p>0.23</text:p>
          </table:table-cell>
          <table:table-cell office:value-type="float" office:value="3912.0">
            <text:p>3912.0</text:p>
          </table:table-cell>
          <table:table-cell office:value-type="float" office:value="40.0">
            <text:p>4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.04">
            <text:p>-4.04</text:p>
          </table:table-cell>
          <table:table-cell office:value-type="float" office:value="2.03">
            <text:p>2.03</text:p>
          </table:table-cell>
          <table:table-cell office:value-type="float" office:value="2.03">
            <text:p>2.03</text:p>
          </table:table-cell>
          <table:table-cell office:value-type="string" office:value="WallerGrant2012,ShennanEtal2018">
            <text:p>WallerGrant201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Q-811">
            <text:p>Q-811</text:p>
          </table:table-cell>
          <table:table-cell office:value-type="float" office:value="51.46">
            <text:p>51.46</text:p>
          </table:table-cell>
          <table:table-cell office:value-type="float" office:value="0.35">
            <text:p>0.35</text:p>
          </table:table-cell>
          <table:table-cell office:value-type="float" office:value="5530.0">
            <text:p>5530.0</text:p>
          </table:table-cell>
          <table:table-cell office:value-type="float" office:value="100.0">
            <text:p>10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1.4">
            <text:p>-11.4</text:p>
          </table:table-cell>
          <table:table-cell office:value-type="float" office:value="0.27">
            <text:p>0.27</text:p>
          </table:table-cell>
          <table:table-cell office:value-type="float" office:value="0.27">
            <text:p>0.27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Q-810">
            <text:p>Q-810</text:p>
          </table:table-cell>
          <table:table-cell office:value-type="float" office:value="51.46">
            <text:p>51.46</text:p>
          </table:table-cell>
          <table:table-cell office:value-type="float" office:value="0.35">
            <text:p>0.35</text:p>
          </table:table-cell>
          <table:table-cell office:value-type="float" office:value="4920.0">
            <text:p>4920.0</text:p>
          </table:table-cell>
          <table:table-cell office:value-type="float" office:value="100.0">
            <text:p>10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77">
            <text:p>-8.77</text:p>
          </table:table-cell>
          <table:table-cell office:value-type="float" office:value="0.27">
            <text:p>0.27</text:p>
          </table:table-cell>
          <table:table-cell office:value-type="float" office:value="0.27">
            <text:p>0.27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Q-793">
            <text:p>Q-793</text:p>
          </table:table-cell>
          <table:table-cell office:value-type="float" office:value="51.46">
            <text:p>51.46</text:p>
          </table:table-cell>
          <table:table-cell office:value-type="float" office:value="0.35">
            <text:p>0.35</text:p>
          </table:table-cell>
          <table:table-cell office:value-type="float" office:value="2467.0">
            <text:p>2467.0</text:p>
          </table:table-cell>
          <table:table-cell office:value-type="float" office:value="110.0">
            <text:p>11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07">
            <text:p>-6.07</text:p>
          </table:table-cell>
          <table:table-cell office:value-type="float" office:value="0.27">
            <text:p>0.27</text:p>
          </table:table-cell>
          <table:table-cell office:value-type="float" office:value="0.27">
            <text:p>0.27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Q-792">
            <text:p>Q-792</text:p>
          </table:table-cell>
          <table:table-cell office:value-type="float" office:value="51.46">
            <text:p>51.46</text:p>
          </table:table-cell>
          <table:table-cell office:value-type="float" office:value="0.35">
            <text:p>0.35</text:p>
          </table:table-cell>
          <table:table-cell office:value-type="float" office:value="3940.0">
            <text:p>3940.0</text:p>
          </table:table-cell>
          <table:table-cell office:value-type="float" office:value="110.0">
            <text:p>11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16">
            <text:p>-8.16</text:p>
          </table:table-cell>
          <table:table-cell office:value-type="float" office:value="0.44">
            <text:p>0.44</text:p>
          </table:table-cell>
          <table:table-cell office:value-type="float" office:value="0.44">
            <text:p>0.44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Q-791">
            <text:p>Q-791</text:p>
          </table:table-cell>
          <table:table-cell office:value-type="float" office:value="51.46">
            <text:p>51.46</text:p>
          </table:table-cell>
          <table:table-cell office:value-type="float" office:value="0.36">
            <text:p>0.36</text:p>
          </table:table-cell>
          <table:table-cell office:value-type="float" office:value="5790.0">
            <text:p>5790.0</text:p>
          </table:table-cell>
          <table:table-cell office:value-type="float" office:value="120.0">
            <text:p>12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1.51">
            <text:p>-11.51</text:p>
          </table:table-cell>
          <table:table-cell office:value-type="float" office:value="0.44">
            <text:p>0.44</text:p>
          </table:table-cell>
          <table:table-cell office:value-type="float" office:value="0.44">
            <text:p>0.44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Q-790B">
            <text:p>Q-790B</text:p>
          </table:table-cell>
          <table:table-cell office:value-type="float" office:value="51.46">
            <text:p>51.46</text:p>
          </table:table-cell>
          <table:table-cell office:value-type="float" office:value="0.36">
            <text:p>0.36</text:p>
          </table:table-cell>
          <table:table-cell office:value-type="float" office:value="7120.0">
            <text:p>7120.0</text:p>
          </table:table-cell>
          <table:table-cell office:value-type="float" office:value="120.0">
            <text:p>12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3.75">
            <text:p>-13.75</text:p>
          </table:table-cell>
          <table:table-cell office:value-type="float" office:value="0.27">
            <text:p>0.27</text:p>
          </table:table-cell>
          <table:table-cell office:value-type="float" office:value="0.27">
            <text:p>0.27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Q-790A">
            <text:p>Q-790A</text:p>
          </table:table-cell>
          <table:table-cell office:value-type="float" office:value="51.46">
            <text:p>51.46</text:p>
          </table:table-cell>
          <table:table-cell office:value-type="float" office:value="0.36">
            <text:p>0.36</text:p>
          </table:table-cell>
          <table:table-cell office:value-type="float" office:value="6940.0">
            <text:p>6940.0</text:p>
          </table:table-cell>
          <table:table-cell office:value-type="float" office:value="120.0">
            <text:p>12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3.75">
            <text:p>-13.75</text:p>
          </table:table-cell>
          <table:table-cell office:value-type="float" office:value="0.27">
            <text:p>0.27</text:p>
          </table:table-cell>
          <table:table-cell office:value-type="float" office:value="0.27">
            <text:p>0.27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Poz-19777">
            <text:p>Poz-19777</text:p>
          </table:table-cell>
          <table:table-cell office:value-type="float" office:value="51.46">
            <text:p>51.46</text:p>
          </table:table-cell>
          <table:table-cell office:value-type="float" office:value="0.31">
            <text:p>0.31</text:p>
          </table:table-cell>
          <table:table-cell office:value-type="float" office:value="5720.0">
            <text:p>572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0.59">
            <text:p>-10.5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KhanEtal2015,ShennanEtal2018">
            <text:p>KhanEtal2015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Poz-19778">
            <text:p>Poz-19778</text:p>
          </table:table-cell>
          <table:table-cell office:value-type="float" office:value="51.46">
            <text:p>51.46</text:p>
          </table:table-cell>
          <table:table-cell office:value-type="float" office:value="0.31">
            <text:p>0.31</text:p>
          </table:table-cell>
          <table:table-cell office:value-type="float" office:value="6810.0">
            <text:p>6810.0</text:p>
          </table:table-cell>
          <table:table-cell office:value-type="float" office:value="40.0">
            <text:p>4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2.64">
            <text:p>-12.6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KhanEtal2015,ShennanEtal2018">
            <text:p>KhanEtal2015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Poz-19779">
            <text:p>Poz-19779</text:p>
          </table:table-cell>
          <table:table-cell office:value-type="float" office:value="51.46">
            <text:p>51.46</text:p>
          </table:table-cell>
          <table:table-cell office:value-type="float" office:value="0.31">
            <text:p>0.31</text:p>
          </table:table-cell>
          <table:table-cell office:value-type="float" office:value="6880.0">
            <text:p>6880.0</text:p>
          </table:table-cell>
          <table:table-cell office:value-type="float" office:value="40.0">
            <text:p>4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1.88">
            <text:p>-11.88</text:p>
          </table:table-cell>
          <table:table-cell office:value-type="float" office:value="1.84">
            <text:p>1.84</text:p>
          </table:table-cell>
          <table:table-cell office:value-type="float" office:value="1.84">
            <text:p>1.84</text:p>
          </table:table-cell>
          <table:table-cell office:value-type="string" office:value="KhanEtal2015,ShennanEtal2018">
            <text:p>KhanEtal2015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Q-1281">
            <text:p>Q-1281</text:p>
          </table:table-cell>
          <table:table-cell office:value-type="float" office:value="51.46">
            <text:p>51.46</text:p>
          </table:table-cell>
          <table:table-cell office:value-type="float" office:value="0.26">
            <text:p>0.26</text:p>
          </table:table-cell>
          <table:table-cell office:value-type="float" office:value="6970.0">
            <text:p>6970.0</text:p>
          </table:table-cell>
          <table:table-cell office:value-type="float" office:value="90.0">
            <text:p>9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2.09">
            <text:p>-12.09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Devoy1979,Devoy1982,ShennanEtal2018">
            <text:p>Devoy1979,Devoy1982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324685">
            <text:p>Beta-324685</text:p>
          </table:table-cell>
          <table:table-cell office:value-type="float" office:value="51.53">
            <text:p>51.53</text:p>
          </table:table-cell>
          <table:table-cell office:value-type="float" office:value="0.12">
            <text:p>0.12</text:p>
          </table:table-cell>
          <table:table-cell office:value-type="float" office:value="4880.0">
            <text:p>4880.0</text:p>
          </table:table-cell>
          <table:table-cell office:value-type="float" office:value="30.0">
            <text:p>3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3">
            <text:p>-6.3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GreenEtal2014,ShennanEtal2018">
            <text:p>GreenEtal2014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287639">
            <text:p>Beta-287639</text:p>
          </table:table-cell>
          <table:table-cell office:value-type="float" office:value="51.52">
            <text:p>51.52</text:p>
          </table:table-cell>
          <table:table-cell office:value-type="float" office:value="0.11">
            <text:p>0.11</text:p>
          </table:table-cell>
          <table:table-cell office:value-type="float" office:value="4570.0">
            <text:p>4570.0</text:p>
          </table:table-cell>
          <table:table-cell office:value-type="float" office:value="40.0">
            <text:p>4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92">
            <text:p>-5.92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GreenEtal2014,ShennanEtal2018">
            <text:p>GreenEtal2014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64509">
            <text:p>Beta-64509</text:p>
          </table:table-cell>
          <table:table-cell office:value-type="float" office:value="51.39">
            <text:p>51.39</text:p>
          </table:table-cell>
          <table:table-cell office:value-type="float" office:value="0.52">
            <text:p>0.52</text:p>
          </table:table-cell>
          <table:table-cell office:value-type="float" office:value="4820.0">
            <text:p>4820.0</text:p>
          </table:table-cell>
          <table:table-cell office:value-type="float" office:value="70.0">
            <text:p>7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5.64">
            <text:p>-5.64</text:p>
          </table:table-cell>
          <table:table-cell office:value-type="float" office:value="1.76">
            <text:p>1.76</text:p>
          </table:table-cell>
          <table:table-cell office:value-type="float" office:value="1.76">
            <text:p>1.76</text:p>
          </table:table-cell>
          <table:table-cell office:value-type="string" office:value="BarhamEtal1995,ShennanEtal2018">
            <text:p>BarhamEtal1995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66456">
            <text:p>Beta-66456</text:p>
          </table:table-cell>
          <table:table-cell office:value-type="float" office:value="51.39">
            <text:p>51.39</text:p>
          </table:table-cell>
          <table:table-cell office:value-type="float" office:value="0.52">
            <text:p>0.52</text:p>
          </table:table-cell>
          <table:table-cell office:value-type="float" office:value="6930.0">
            <text:p>6930.0</text:p>
          </table:table-cell>
          <table:table-cell office:value-type="float" office:value="70.0">
            <text:p>7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11.89">
            <text:p>-11.89</text:p>
          </table:table-cell>
          <table:table-cell office:value-type="float" office:value="1.76">
            <text:p>1.76</text:p>
          </table:table-cell>
          <table:table-cell office:value-type="float" office:value="1.76">
            <text:p>1.76</text:p>
          </table:table-cell>
          <table:table-cell office:value-type="string" office:value="BarhamEtal1995,ShennanEtal2018">
            <text:p>BarhamEtal1995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81729">
            <text:p>Beta-81729</text:p>
          </table:table-cell>
          <table:table-cell office:value-type="float" office:value="51.39">
            <text:p>51.39</text:p>
          </table:table-cell>
          <table:table-cell office:value-type="float" office:value="0.52">
            <text:p>0.52</text:p>
          </table:table-cell>
          <table:table-cell office:value-type="float" office:value="2600.0">
            <text:p>2600.0</text:p>
          </table:table-cell>
          <table:table-cell office:value-type="float" office:value="70.0">
            <text:p>7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2.0">
            <text:p>-2.0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BarhamEtal1995,ShennanEtal2018">
            <text:p>BarhamEtal1995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66457">
            <text:p>Beta-66457</text:p>
          </table:table-cell>
          <table:table-cell office:value-type="float" office:value="51.39">
            <text:p>51.39</text:p>
          </table:table-cell>
          <table:table-cell office:value-type="float" office:value="0.52">
            <text:p>0.52</text:p>
          </table:table-cell>
          <table:table-cell office:value-type="float" office:value="7290.0">
            <text:p>7290.0</text:p>
          </table:table-cell>
          <table:table-cell office:value-type="float" office:value="80.0">
            <text:p>8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11.14">
            <text:p>-11.14</text:p>
          </table:table-cell>
          <table:table-cell office:value-type="float" office:value="1.76">
            <text:p>1.76</text:p>
          </table:table-cell>
          <table:table-cell office:value-type="float" office:value="1.76">
            <text:p>1.76</text:p>
          </table:table-cell>
          <table:table-cell office:value-type="string" office:value="BarhamEtal1995,ShennanEtal2018">
            <text:p>BarhamEtal1995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81728">
            <text:p>Beta-81728</text:p>
          </table:table-cell>
          <table:table-cell office:value-type="float" office:value="51.39">
            <text:p>51.39</text:p>
          </table:table-cell>
          <table:table-cell office:value-type="float" office:value="0.52">
            <text:p>0.52</text:p>
          </table:table-cell>
          <table:table-cell office:value-type="float" office:value="3530.0">
            <text:p>3530.0</text:p>
          </table:table-cell>
          <table:table-cell office:value-type="float" office:value="60.0">
            <text:p>6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2.35">
            <text:p>-2.35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BarhamEtal1995,ShennanEtal2018">
            <text:p>BarhamEtal1995,ShennanEtal2018</text:p>
          </table:table-cell>
        </table:table-row>
        <table:table-row>
          <table:table-cell office:value-type="string" office:value="Thames">
            <text:p>Thames</text:p>
          </table:table-cell>
          <table:table-cell office:value-type="string" office:value="radiocarbon">
            <text:p>radiocarbon</text:p>
          </table:table-cell>
          <table:table-cell office:value-type="string" office:value="Beta-66455">
            <text:p>Beta-66455</text:p>
          </table:table-cell>
          <table:table-cell office:value-type="float" office:value="51.39">
            <text:p>51.39</text:p>
          </table:table-cell>
          <table:table-cell office:value-type="float" office:value="0.52">
            <text:p>0.52</text:p>
          </table:table-cell>
          <table:table-cell office:value-type="float" office:value="4710.0">
            <text:p>4710.0</text:p>
          </table:table-cell>
          <table:table-cell office:value-type="float" office:value="70.0">
            <text:p>7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6.9">
            <text:p>-6.9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BarhamEtal1995,ShennanEtal2018">
            <text:p>BarhamEtal1995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